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6.35cm" svg:height="1.651cm" svg:x="7.201cm" svg:y="1.065cm">
          <text:p text:style-name="P1">reduceExposure</text:p>
        </draw:rect>
        <draw:custom-shape draw:style-name="gr2" draw:text-style-name="P1" xml:id="id2" draw:id="id2" draw:layer="layout" svg:width="4.826cm" svg:height="1.778cm" svg:x="14.999cm" svg:y="1.001cm">
          <text:p text:style-name="P1">pfsArm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svg:x1="13.551cm" svg:y1="1.89cm" svg:x2="14.999cm" svg:y2="1.89cm" draw:start-shape="id1" draw:start-glue-point="1" draw:end-shape="id2" svg:d="M13551 1890h1448">
          <text:p/>
        </draw:connector>
        <draw:rect draw:style-name="gr1" draw:text-style-name="P1" xml:id="id3" draw:id="id3" draw:layer="layout" svg:width="4.286cm" svg:height="1.651cm" svg:x="8.736cm" svg:y="5.25cm">
          <text:p text:style-name="P1">mergeArms</text:p>
        </draw:rect>
        <draw:custom-shape draw:style-name="gr2" draw:text-style-name="P1" xml:id="id4" draw:id="id4" draw:layer="layout" svg:width="4.826cm" svg:height="1.778cm" svg:x="14.532cm" svg:y="4.013cm">
          <text:p text:style-name="P1">sky1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svg:x1="13.022cm" svg:y1="6.075cm" svg:x2="14.532cm" svg:y2="4.902cm" draw:start-shape="id3" draw:start-glue-point="1" draw:end-shape="id4" svg:d="M13022 6075h755v-1173h755">
          <text:p/>
        </draw:connector>
        <draw:g xml:id="id5" draw:id="id5">
          <draw:custom-shape draw:style-name="gr2" draw:text-style-name="P1" draw:layer="layout" svg:width="4.826cm" svg:height="1.778cm" svg:x="2.2cm" svg:y="4.894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4.826cm" svg:height="1.778cm" svg:x="2.401cm" svg:y="5.095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4.826cm" svg:height="1.778cm" svg:x="2.601cm" svg:y="5.295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4.826cm" svg:height="1.778cm" svg:x="2.801cm" svg:y="5.495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3" draw:text-style-name="P1" draw:layer="layout" svg:x1="7.627cm" svg:y1="6.083cm" svg:x2="8.736cm" svg:y2="6.075cm" draw:start-shape="id5" draw:start-glue-point="1" draw:end-shape="id3" draw:end-glue-point="3" svg:d="M7627 6083h555v-8h554">
          <text:p/>
        </draw:connector>
        <draw:rect draw:style-name="gr1" draw:text-style-name="P1" xml:id="id7" draw:id="id7" draw:layer="layout" svg:width="7.493cm" svg:height="1.651cm" svg:x="3.067cm" svg:y="9.931cm">
          <text:p text:style-name="P1">calculateReferenceFlux</text:p>
        </draw:rect>
        <draw:rect draw:style-name="gr1" draw:text-style-name="P1" xml:id="id8" draw:id="id8" draw:layer="layout" svg:width="6.35cm" svg:height="1.651cm" svg:x="3.667cm" svg:y="14.479cm">
          <text:p text:style-name="P1">fluxCalibrate</text:p>
        </draw:rect>
        <draw:custom-shape draw:style-name="gr2" draw:text-style-name="P1" xml:id="id9" draw:id="id9" draw:layer="layout" svg:width="4.826cm" svg:height="1.778cm" svg:x="13.573cm" svg:y="9.861cm">
          <text:p text:style-name="P1">pfsReferenc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6" draw:id="id6" draw:layer="layout" svg:width="4.826cm" svg:height="1.778cm" svg:x="14.532cm" svg:y="6.245cm">
          <text:p text:style-name="P1">pfsMerge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svg:x1="13.022cm" svg:y1="6.075cm" svg:x2="14.532cm" svg:y2="7.134cm" draw:start-shape="id3" draw:start-glue-point="1" draw:end-shape="id6" draw:end-glue-point="6" svg:d="M13022 6075h755v1059h755">
          <text:p/>
        </draw:connector>
        <draw:connector draw:style-name="gr3" draw:text-style-name="P1" draw:layer="layout" draw:line-skew="0cm -0.296cm" svg:x1="16.945cm" svg:y1="8.023cm" svg:x2="3.067cm" svg:y2="10.756cm" draw:start-shape="id6" draw:start-glue-point="7" draw:end-shape="id7" draw:end-glue-point="3" svg:d="M16945 8023v955h-14675v1778h797">
          <text:p/>
        </draw:connector>
        <draw:connector draw:style-name="gr3" draw:text-style-name="P1" draw:layer="layout" draw:line-skew="-0.296cm" svg:x1="3.067cm" svg:y1="10.756cm" svg:x2="3.667cm" svg:y2="15.304cm" draw:start-shape="id7" draw:start-glue-point="3" draw:end-shape="id8" svg:d="M3067 10756h-797v4548h1397">
          <text:p/>
        </draw:connector>
        <draw:connector draw:style-name="gr3" draw:text-style-name="P1" draw:layer="layout" svg:x1="10.56cm" svg:y1="10.756cm" svg:x2="13.573cm" svg:y2="10.75cm" draw:start-shape="id7" draw:start-glue-point="1" draw:end-shape="id9" draw:end-glue-point="6" svg:d="M10560 10756h1507v-6h1506">
          <text:p/>
        </draw:connector>
        <draw:connector draw:style-name="gr3" draw:text-style-name="P1" draw:layer="layout" draw:line-skew="0cm -0.63cm" svg:x1="18.399cm" svg:y1="10.75cm" svg:x2="6.842cm" svg:y2="14.479cm" draw:start-shape="id9" draw:start-glue-point="8" draw:end-shape="id8" draw:end-glue-point="0" svg:d="M18399 10750h502v1680h-12059v2049">
          <text:p/>
        </draw:connector>
        <draw:custom-shape draw:style-name="gr2" draw:text-style-name="P1" xml:id="id11" draw:id="id11" draw:layer="layout" svg:width="4.826cm" svg:height="1.778cm" svg:x="13.573cm" svg:y="13.162cm">
          <text:p text:style-name="P1">pfsObjec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10" draw:id="id10" draw:layer="layout" svg:width="4.826cm" svg:height="1.778cm" svg:x="13.573cm" svg:y="15.394cm">
          <text:p text:style-name="P1">fluxCa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svg:x1="10.017cm" svg:y1="15.304cm" svg:x2="13.573cm" svg:y2="16.283cm" draw:start-shape="id8" draw:start-glue-point="1" draw:end-shape="id10" draw:end-glue-point="6" svg:d="M10017 15304h1778v979h1778">
          <text:p/>
        </draw:connector>
        <draw:connector draw:style-name="gr3" draw:text-style-name="P1" draw:layer="layout" svg:x1="10.017cm" svg:y1="15.304cm" svg:x2="13.573cm" svg:y2="14.051cm" draw:start-shape="id8" draw:start-glue-point="1" draw:end-shape="id11" draw:end-glue-point="6" svg:d="M10017 15304h1778v-1253h1778">
          <text:p/>
        </draw:connector>
        <draw:g xml:id="id12" draw:id="id12">
          <draw:custom-shape draw:style-name="gr2" draw:text-style-name="P1" draw:layer="layout" svg:width="4.826cm" svg:height="1.778cm" svg:x="2.834cm" svg:y="19.449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4.826cm" svg:height="1.778cm" svg:x="3.035cm" svg:y="19.65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4.826cm" svg:height="1.778cm" svg:x="3.235cm" svg:y="19.85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4.826cm" svg:height="1.778cm" svg:x="3.435cm" svg:y="20.05cm">
            <text:p text:style-name="P1">sky1d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 xml:id="id14" draw:id="id14">
          <draw:custom-shape draw:style-name="gr2" draw:text-style-name="P1" draw:layer="layout" svg:width="4.826cm" svg:height="1.778cm" svg:x="2.8cm" svg:y="21.955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4.826cm" svg:height="1.778cm" svg:x="3.001cm" svg:y="22.156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4.826cm" svg:height="1.778cm" svg:x="3.201cm" svg:y="22.356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4.826cm" svg:height="1.778cm" svg:x="3.401cm" svg:y="22.556cm">
            <text:p text:style-name="P1">fluxCal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 xml:id="id15" draw:id="id15">
          <draw:custom-shape draw:style-name="gr2" draw:text-style-name="P1" draw:layer="layout" svg:width="4.826cm" svg:height="1.778cm" svg:x="2.8cm" svg:y="24.522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4.826cm" svg:height="1.778cm" svg:x="3.001cm" svg:y="24.723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4.826cm" svg:height="1.778cm" svg:x="3.201cm" svg:y="24.923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4.826cm" svg:height="1.778cm" svg:x="3.401cm" svg:y="25.123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rect draw:style-name="gr1" draw:text-style-name="P1" xml:id="id13" draw:id="id13" draw:layer="layout" svg:width="4.699cm" svg:height="1.651cm" svg:x="9.42cm" svg:y="22.336cm">
          <text:p text:style-name="P1">coaddSpectra</text:p>
        </draw:rect>
        <draw:g xml:id="id16" draw:id="id16">
          <draw:custom-shape draw:style-name="gr2" draw:text-style-name="P1" draw:layer="layout" svg:width="4.826cm" svg:height="1.778cm" svg:x="15.224cm" svg:y="21.97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4.826cm" svg:height="1.778cm" svg:x="15.425cm" svg:y="22.171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4.826cm" svg:height="1.778cm" svg:x="15.625cm" svg:y="22.371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4.826cm" svg:height="1.778cm" svg:x="15.825cm" svg:y="22.571cm">
            <text:p text:style-name="P1">pfsCoadd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3" draw:text-style-name="P1" draw:layer="layout" svg:x1="8.261cm" svg:y1="20.638cm" svg:x2="9.42cm" svg:y2="23.161cm" draw:start-shape="id12" draw:start-glue-point="1" draw:end-shape="id13" draw:end-glue-point="3" svg:d="M8261 20638h580v2523h579">
          <text:p/>
        </draw:connector>
        <draw:connector draw:style-name="gr3" draw:text-style-name="P1" draw:layer="layout" svg:x1="8.227cm" svg:y1="23.144cm" svg:x2="9.42cm" svg:y2="23.161cm" draw:start-shape="id14" draw:start-glue-point="1" draw:end-shape="id13" draw:end-glue-point="3" svg:d="M8227 23144h597v17h596">
          <text:p/>
        </draw:connector>
        <draw:connector draw:style-name="gr3" draw:text-style-name="P1" draw:layer="layout" svg:x1="8.227cm" svg:y1="25.711cm" svg:x2="9.42cm" svg:y2="23.161cm" draw:start-shape="id15" draw:start-glue-point="1" draw:end-shape="id13" draw:end-glue-point="3" svg:d="M8227 25711h597v-2550h596">
          <text:p/>
        </draw:connector>
        <draw:connector draw:style-name="gr3" draw:text-style-name="P1" draw:layer="layout" svg:x1="14.119cm" svg:y1="23.161cm" svg:x2="15.224cm" svg:y2="23.159cm" draw:start-shape="id13" draw:start-glue-point="1" draw:end-shape="id16" draw:end-glue-point="3" svg:d="M14119 23161h553v-2h552">
          <text:p/>
        </draw:connector>
        <draw:connector draw:style-name="gr3" draw:text-style-name="P1" draw:layer="layout" draw:line-skew="0cm -0.424cm" svg:x1="19.825cm" svg:y1="1.89cm" svg:x2="4.913cm" svg:y2="4.894cm" draw:start-shape="id2" draw:start-glue-point="8" draw:end-shape="id5" draw:end-glue-point="0" svg:d="M19825 1890h502v1523h-15414v1481">
          <text:p/>
        </draw:connector>
        <draw:connector draw:style-name="gr3" draw:text-style-name="P1" draw:layer="layout" draw:line-skew="0cm -10.238cm -1.172cm" svg:x1="19.825cm" svg:y1="1.89cm" svg:x2="2.8cm" svg:y2="25.711cm" draw:start-shape="id2" draw:start-glue-point="8" draw:end-shape="id15" draw:end-glue-point="3" svg:d="M19825 1890h502v1523h-19200v22298h1673">
          <text:p/>
        </draw:connector>
        <draw:connector draw:style-name="gr3" draw:text-style-name="P1" draw:layer="layout" draw:line-skew="0cm 6.032cm -0.19cm" svg:x1="19.358cm" svg:y1="4.902cm" svg:x2="2.834cm" svg:y2="20.638cm" draw:start-shape="id4" draw:start-glue-point="8" draw:end-shape="id12" draw:end-glue-point="3" svg:d="M19358 4902h502v13751h-17717v1985h691">
          <text:p/>
        </draw:connector>
        <draw:connector draw:style-name="gr3" draw:text-style-name="P1" draw:layer="layout" draw:line-skew="0cm -1.8cm -0.664cm" svg:x1="18.399cm" svg:y1="16.283cm" svg:x2="2.8cm" svg:y2="23.144cm" draw:start-shape="id10" draw:start-glue-point="8" draw:end-shape="id14" draw:end-glue-point="3" svg:d="M18399 16283h502v1481h-17266v5380h1165">
          <text:p/>
        </draw:connector>
        <draw:custom-shape draw:style-name="gr2" draw:text-style-name="P1" xml:id="id17" draw:id="id17" draw:layer="layout" svg:width="4.826cm" svg:height="1.778cm" svg:x="1.127cm" svg:y="1cm">
          <text:p text:style-name="P1">raw, bias,</text:p>
          <text:p text:style-name="P1">dark, flat, ...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svg:x1="5.953cm" svg:y1="1.889cm" svg:x2="7.201cm" svg:y2="1.89cm" draw:start-shape="id17" draw:start-glue-point="8" draw:end-shape="id1" draw:end-glue-point="3" svg:d="M5953 1889h625v1h6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Price</meta:initial-creator>
    <meta:creation-date>2018-11-09T17:50:12</meta:creation-date>
    <dc:date>2018-11-09T23:12:50</dc:date>
    <dc:creator>Paul Price</dc:creator>
    <meta:editing-duration>PT8M26S</meta:editing-duration>
    <meta:editing-cycles>3</meta:editing-cycles>
    <meta:generator>OpenOffice/4.1.5$Unix OpenOffice.org_project/415m1$Build-9789</meta:generator>
    <meta:document-statistic meta:object-count="56"/>
  </office:meta>
</office:document-meta>
</file>